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criptComponent.create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criptComponent.initScriptRun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criptComponent.setManager( String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criptComponent.setProject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criptComponent.setClass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criptComponent.setClasspath( Path 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criptComponent.executeScript( String exec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criptComponent.add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criptComponent.setSrc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criptComponent.getRu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criptComponent.setLanguage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